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29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4.3937in"/>
    </style:style>
    <style:style style:name="co5" style:family="table-column">
      <style:table-column-properties fo:break-before="auto" style:column-width="6.6335in"/>
    </style:style>
    <style:style style:name="co6" style:family="table-column">
      <style:table-column-properties fo:break-before="auto" style:column-width="0.8646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4827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1.2327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1.2862in"/>
    </style:style>
    <style:style style:name="co14" style:family="table-column">
      <style:table-column-properties fo:break-before="auto" style:column-width="1.086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3.1307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11in"/>
    </style:style>
    <style:style style:name="co19" style:family="table-column">
      <style:table-column-properties fo:break-before="auto" style:column-width="3.1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2" style:family="table-cell" style:parent-style-name="Default">
      <style:text-properties style:font-name="DejaVu Sans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4" style:family="table-cell" style:parent-style-name="Default" style:data-style-name="N129">
      <style:text-properties style:font-name="DejaVu Sans"/>
    </style:style>
    <style:style style:name="ce5" style:family="table-cell" style:parent-style-name="Default" style:data-style-name="N129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ext-properties style:font-name="DejaVu Sans"/>
    </style:style>
    <style:style style:name="ce7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DejaVu Sans" fo:font-weight="bold" style:font-weight-asian="bold" style:font-weight-complex="bold"/>
    </style:style>
    <style:style style:name="ce8" style:family="table-cell" style:parent-style-name="Default" style:data-style-name="N127">
      <style:text-properties style:font-name="DejaVu Sans"/>
    </style:style>
    <style:style style:name="ce9" style:family="table-cell" style:parent-style-name="Default" style:data-style-name="N127">
      <style:table-cell-properties style:text-align-source="fix" style:repeat-content="false"/>
      <style:paragraph-properties fo:text-align="end" fo:margin-left="0in"/>
      <style:text-properties style:font-name="DejaVu Sans" fo:font-weight="bold" style:font-weight-asian="bold" style:font-weight-complex="bold"/>
    </style:style>
    <style:style style:name="ce10" style:family="table-cell" style:parent-style-name="Default" style:data-style-name="N2">
      <style:text-properties style:font-name="DejaVu Sans"/>
    </style:style>
    <style:style style:name="ce11" style:family="table-cell" style:parent-style-name="Default" style:data-style-name="N135">
      <style:text-properties style:font-name="DejaVu Sans"/>
    </style:style>
    <style:style style:name="ce12" style:family="table-cell" style:parent-style-name="Default" style:data-style-name="N135">
      <style:text-properties style:font-name="DejaVu Sans" fo:font-weight="bold" style:font-weight-asian="bold" style:font-weight-complex="bold"/>
    </style:style>
  </office:automatic-styles>
  <office:body>
    <office:spreadsheet>
      <table:table table:name="Clock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3" table:visibility="collapse" table:default-cell-style-name="ce2"/>
        <table:table-column table:style-name="co6" table:visibility="collapse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default-cell-style-name="ce2"/>
        <table:table-column table:style-name="co11" table:default-cell-style-name="ce4"/>
        <table:table-column table:style-name="co12" table:default-cell-style-name="ce2"/>
        <table:table-column table:style-name="co13" table:default-cell-style-name="ce8"/>
        <table:table-column table:style-name="co14" table:default-cell-style-name="ce2"/>
        <table:table-column table:style-name="co15" table:number-columns-repeated="1009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PN</text:p>
          </table:table-cell>
          <table:table-cell table:style-name="ce1" office:value-type="string" calcext:value-type="string">
            <text:p><text:s/>ConradPN</text:p>
          </table:table-cell>
          <table:table-cell table:style-name="ce1" office:value-type="string" calcext:value-type="string">
            <text:p><text:s/>Label</text:p>
          </table:table-cell>
          <table:table-cell table:style-name="ce1" office:value-type="string" calcext:value-type="string">
            <text:p><text:s/>Voltage</text:p>
          </table:table-cell>
          <table:table-cell table:style-name="ce1" office:value-type="string" calcext:value-type="string">
            <text:p><text:s/>Link</text:p>
          </table:table-cell>
          <table:table-cell table:style-name="ce1"/>
          <table:table-cell table:style-name="ce3" office:value-type="string" calcext:value-type="string">
            <text:p>Base Price</text:p>
          </table:table-cell>
          <table:table-cell table:style-name="ce1" office:value-type="string" calcext:value-type="string">
            <text:p>Tax</text:p>
          </table:table-cell>
          <table:table-cell table:style-name="ce7" office:value-type="string" calcext:value-type="string">
            <text:p>Net</text:p>
          </table:table-cell>
          <table:table-cell table:style-name="ce1" office:value-type="string" calcext:value-type="string">
            <text:p>Gross</text:p>
          </table:table-cell>
          <table:table-cell table:style-name="ce1" table:number-columns-repeated="1007"/>
          <table:table-cell table:number-columns-repeated="2"/>
        </table:table-row>
        <table:table-row table:style-name="ro1">
          <table:table-cell office:value-type="string" calcext:value-type="string">
            <text:p>C201, C202, C203, C20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s/>Capacitors_SMD:C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3813684" calcext:value-type="float">
            <text:p>0.03813684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]*(1+[.M2])" office:value-type="float" office:value="0.0453828396" calcext:value-type="float">
            <text:p>0.045383</text:p>
          </table:table-cell>
          <table:table-cell table:style-name="ce10" table:formula="of:=[.N2]*[.B2]" office:value-type="float" office:value="0.1815313584" calcext:value-type="float">
            <text:p>0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s/>Capacitors_SMD:C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3813684" calcext:value-type="float">
            <text:p>0.03813684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3]*(1+[.M3])" office:value-type="float" office:value="0.0453828396" calcext:value-type="float">
            <text:p>0.045383</text:p>
          </table:table-cell>
          <table:table-cell table:style-name="ce10" table:formula="of:=[.N3]*[.B3]" office:value-type="float" office:value="0.0453828396" calcext:value-type="float">
            <text:p>0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201, D202, D50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<text:s/>LEDs:LED_080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1714" calcext:value-type="float">
            <text:p>0.1714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4]*(1+[.M4])" office:value-type="float" office:value="0.1714" calcext:value-type="float">
            <text:p>0.171400</text:p>
          </table:table-cell>
          <table:table-cell table:style-name="ce10" table:formula="of:=[.N4]*[.B4]" office:value-type="float" office:value="0.5142" calcext:value-type="float">
            <text:p>0.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<text:s/>Diodes_SMD:SOD-123</text:p>
          </table:table-cell>
          <table:table-cell office:value-type="string" calcext:value-type="string">
            <text:p><text:s/>http://www.vishay.com/docs/85887/1n4148wfl-g.pdf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/>
          <table:table-cell office:value-type="float" office:value="0.0528" calcext:value-type="float">
            <text:p>0.0528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5]*(1+[.M5])" office:value-type="float" office:value="0.062832" calcext:value-type="float">
            <text:p>0.062832</text:p>
          </table:table-cell>
          <table:table-cell table:style-name="ce10" table:formula="of:=[.N5]*[.B5]" office:value-type="float" office:value="0.062832" calcext:value-type="float">
            <text:p>0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C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8-A</text:p>
          </table:table-cell>
          <table:table-cell office:value-type="string" calcext:value-type="string">
            <text:p><text:s/>Housings_QFP:LQFP-32_7x7mm_Pitch0.8mm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4.38" calcext:value-type="float">
            <text:p>4.38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6]*(1+[.M6])" office:value-type="float" office:value="4.38" calcext:value-type="float">
            <text:p>4.380000</text:p>
          </table:table-cell>
          <table:table-cell table:style-name="ce10" table:formula="of:=[.N6]*[.B6]" office:value-type="float" office:value="4.38" calcext:value-type="float">
            <text:p>4.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Module</text:p>
          </table:table-cell>
          <table:table-cell office:value-type="string" calcext:value-type="string">
            <text:p><text:s/>Pin_Headers:Pin_Header_Straight_1x07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formula="of:=[Display.I22]" office:value-type="float" office:value="21.54087342" calcext:value-type="float">
            <text:p>21.54087342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7]*(1+[.M7])" office:value-type="float" office:value="21.54087342" calcext:value-type="float">
            <text:p>21.540873</text:p>
          </table:table-cell>
          <table:table-cell table:style-name="ce10" table:formula="of:=[.N7]*[.B7]" office:value-type="float" office:value="21.54087342" calcext:value-type="float">
            <text:p>21.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<text:s/>Pin_Headers:Pin_Header_Straight_1x02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formula="of:=0.0377 * 2" office:value-type="float" office:value="0.0754" calcext:value-type="float">
            <text:p>0.0754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8]*(1+[.M8])" office:value-type="float" office:value="0.0754" calcext:value-type="float">
            <text:p>0.075400</text:p>
          </table:table-cell>
          <table:table-cell table:style-name="ce10" table:formula="of:=[.N8]*[.B8]" office:value-type="float" office:value="0.0754" calcext:value-type="float">
            <text:p>0.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<text:s/>Pin_Headers:Pin_Header_Straight_2x03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formula="of:=0.0377 * 6" office:value-type="float" office:value="0.2262" calcext:value-type="float">
            <text:p>0.2262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9]*(1+[.M9])" office:value-type="float" office:value="0.269178" calcext:value-type="float">
            <text:p>0.269178</text:p>
          </table:table-cell>
          <table:table-cell table:style-name="ce10" table:formula="of:=[.N9]*[.B9]" office:value-type="float" office:value="0.269178" calcext:value-type="float">
            <text:p>0.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401, Q402, Q403, Q404, Q405, Q406, Q40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RLML2502</text:p>
          </table:table-cell>
          <table:table-cell office:value-type="string" calcext:value-type="string">
            <text:p><text:s/>tfac-footprints:Micro3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1518" calcext:value-type="float">
            <text:p>0.1518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0]*(1+[.M10])" office:value-type="float" office:value="0.180642" calcext:value-type="float">
            <text:p>0.180642</text:p>
          </table:table-cell>
          <table:table-cell table:style-name="ce10" table:formula="of:=[.N10]*[.B10]" office:value-type="float" office:value="1.264494" calcext:value-type="float">
            <text:p>1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4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POP</text:p>
          </table:table-cell>
          <table:table-cell office:value-type="string" calcext:value-type="string">
            <text:p><text:s/>tfac-footprints:Micro3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.00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1]*(1+[.M11])" office:value-type="float" office:value="0" calcext:value-type="float">
            <text:p>0.000000</text:p>
          </table:table-cell>
          <table:table-cell table:style-name="ce10" table:formula="of:=[.N11]*[.B11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2391</text:p>
          </table:table-cell>
          <table:table-cell office:value-type="string" calcext:value-type="string">
            <text:p><text:s/>TO_SOT_Packages_SMD:SOT89-3_Housing</text:p>
          </table:table-cell>
          <table:table-cell office:value-type="string" calcext:value-type="string">
            <text:p><text:s/>http://rohmfs.rohm.com/en/products/databook/datasheet/discrete/transistor/bipolar/2sd2391t100q-e.pdf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/>
          <table:table-cell office:value-type="float" office:value="0.52" calcext:value-type="float">
            <text:p>0.52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2]*(1+[.M12])" office:value-type="float" office:value="0.6188" calcext:value-type="float">
            <text:p>0.618800</text:p>
          </table:table-cell>
          <table:table-cell table:style-name="ce10" table:formula="of:=[.N12]*[.B12]" office:value-type="float" office:value="0.6188" calcext:value-type="float">
            <text:p>0.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01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3]*(1+[.M13])" office:value-type="float" office:value="0.0273217574" calcext:value-type="float">
            <text:p>0.027322</text:p>
          </table:table-cell>
          <table:table-cell table:style-name="ce10" table:formula="of:=[.N13]*[.B13]" office:value-type="float" office:value="0.0273217574" calcext:value-type="float">
            <text:p>0.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02, R5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0Ohm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4]*(1+[.M14])" office:value-type="float" office:value="0.0273217574" calcext:value-type="float">
            <text:p>0.027322</text:p>
          </table:table-cell>
          <table:table-cell table:style-name="ce10" table:formula="of:=[.N14]*[.B14]" office:value-type="float" office:value="0.0546435148" calcext:value-type="float">
            <text:p>0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0Ohm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15]*(1+[.M15])" office:value-type="float" office:value="0.02295946" calcext:value-type="float">
            <text:p>0.022959</text:p>
          </table:table-cell>
          <table:table-cell table:style-name="ce10" table:formula="of:=[.N15]*[.B15]" office:value-type="float" office:value="0.02295946" calcext:value-type="float">
            <text:p>0.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401, R403, R405, R407, R409, R411, R415, R501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16]*(1+[.M16])" office:value-type="float" office:value="0.02295946" calcext:value-type="float">
            <text:p>0.022959</text:p>
          </table:table-cell>
          <table:table-cell table:style-name="ce10" table:formula="of:=[.N16]*[.B16]" office:value-type="float" office:value="0.18367568" calcext:value-type="float">
            <text:p>0.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402, R40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17]*(1+[.M17])" office:value-type="float" office:value="0.02295946" calcext:value-type="float">
            <text:p>0.022959</text:p>
          </table:table-cell>
          <table:table-cell table:style-name="ce10" table:formula="of:=[.N17]*[.B17]" office:value-type="float" office:value="0.04591892" calcext:value-type="float">
            <text:p>0.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406, R408, R410, R412, R416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02295946" calcext:value-type="float">
            <text:p>0.02295946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18]*(1+[.M18])" office:value-type="float" office:value="0.0273217574" calcext:value-type="float">
            <text:p>0.027322</text:p>
          </table:table-cell>
          <table:table-cell table:style-name="ce10" table:formula="of:=[.N18]*[.B18]" office:value-type="float" office:value="0.136608787" calcext:value-type="float">
            <text:p>0.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413, R4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OP</text:p>
          </table:table-cell>
          <table:table-cell office:value-type="string" calcext:value-type="string">
            <text:p><text:s/>Resistors_SMD:R_0805_HandSoldering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.00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19]*(1+[.M19])" office:value-type="float" office:value="0" calcext:value-type="float">
            <text:p>0.000000</text:p>
          </table:table-cell>
          <table:table-cell table:style-name="ce10" table:formula="of:=[.N19]*[.B19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T-1205-SMT</text:p>
          </table:table-cell>
          <table:table-cell office:value-type="string" calcext:value-type="string">
            <text:p><text:s/>tfac-footprints:CT-1205-SMT</text:p>
          </table:table-cell>
          <table:table-cell office:value-type="string" calcext:value-type="string">
            <text:p><text:s/>http://www.cui.com/product/resource/ct-1205-smt.pdf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number-columns-repeated="2" office:value-type="string" calcext:value-type="string">
            <text:p>Value</text:p>
          </table:table-cell>
          <table:table-cell/>
          <table:table-cell office:value-type="float" office:value="2.37" calcext:value-type="float">
            <text:p>2.37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0]*(1+[.M20])" office:value-type="float" office:value="2.8203" calcext:value-type="float">
            <text:p>2.820300</text:p>
          </table:table-cell>
          <table:table-cell table:style-name="ce10" table:formula="of:=[.N20]*[.B20]" office:value-type="float" office:value="2.8203" calcext:value-type="float">
            <text:p>2.8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5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 Set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Value</text:p>
          </table:table-cell>
          <table:table-cell table:number-columns-repeated="3"/>
          <table:table-cell table:style-name="ce5" office:value-type="float" office:value="0.208" calcext:value-type="float">
            <text:p>0.208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1]*(1+[.M21])" office:value-type="float" office:value="0.24752" calcext:value-type="float">
            <text:p>0.247520</text:p>
          </table:table-cell>
          <table:table-cell table:style-name="ce10" table:formula="of:=[.N21]*[.B21]" office:value-type="float" office:value="0.24752" calcext:value-type="float">
            <text:p>0.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5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Set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5" office:value-type="float" office:value="0.208" calcext:value-type="float">
            <text:p>0.208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2]*(1+[.M22])" office:value-type="float" office:value="0.24752" calcext:value-type="float">
            <text:p>0.247520</text:p>
          </table:table-cell>
          <table:table-cell table:style-name="ce10" table:formula="of:=[.N22]*[.B22]" office:value-type="float" office:value="0.24752" calcext:value-type="float">
            <text:p>0.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5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5" office:value-type="float" office:value="0.208" calcext:value-type="float">
            <text:p>0.208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3]*(1+[.M23])" office:value-type="float" office:value="0.24752" calcext:value-type="float">
            <text:p>0.247520</text:p>
          </table:table-cell>
          <table:table-cell table:style-name="ce10" table:formula="of:=[.N23]*[.B23]" office:value-type="float" office:value="0.24752" calcext:value-type="float">
            <text:p>0.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5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5" office:value-type="float" office:value="0.208" calcext:value-type="float">
            <text:p>0.208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4]*(1+[.M24])" office:value-type="float" office:value="0.24752" calcext:value-type="float">
            <text:p>0.247520</text:p>
          </table:table-cell>
          <table:table-cell table:style-name="ce10" table:formula="of:=[.N24]*[.B24]" office:value-type="float" office:value="0.24752" calcext:value-type="float">
            <text:p>0.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50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_TIME</text:p>
          </table:table-cell>
          <table:table-cell office:value-type="string" calcext:value-type="string">
            <text:p><text:s/>Pin_Headers:Pin_Header_Straight_1x02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formula="of:=0.0377 * 2" office:value-type="float" office:value="0.0754" calcext:value-type="float">
            <text:p>0.075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5]*(1+[.M25])" office:value-type="float" office:value="0.089726" calcext:value-type="float">
            <text:p>0.089726</text:p>
          </table:table-cell>
          <table:table-cell table:style-name="ce10" table:formula="of:=[.N25]*[.B25]" office:value-type="float" office:value="0.089726" calcext:value-type="float">
            <text:p>0.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50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<text:s/>tfac-footprints:TL3315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5" office:value-type="float" office:value="0.208" calcext:value-type="float">
            <text:p>0.208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6]*(1+[.M26])" office:value-type="float" office:value="0.24752" calcext:value-type="float">
            <text:p>0.247520</text:p>
          </table:table-cell>
          <table:table-cell table:style-name="ce10" table:formula="of:=[.N26]*[.B26]" office:value-type="float" office:value="0.24752" calcext:value-type="float">
            <text:p>0.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50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mmer Time</text:p>
          </table:table-cell>
          <table:table-cell office:value-type="string" calcext:value-type="string">
            <text:p><text:s/>Pin_Headers:Pin_Header_Straight_1x02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formula="of:=0.0377 * 2" office:value-type="float" office:value="0.0754" calcext:value-type="float">
            <text:p>0.075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7]*(1+[.M27])" office:value-type="float" office:value="0.089726" calcext:value-type="float">
            <text:p>0.089726</text:p>
          </table:table-cell>
          <table:table-cell table:style-name="ce10" table:formula="of:=[.N27]*[.B27]" office:value-type="float" office:value="0.089726" calcext:value-type="float">
            <text:p>0.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5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 Enabled</text:p>
          </table:table-cell>
          <table:table-cell office:value-type="string" calcext:value-type="string">
            <text:p><text:s/>tfac-footprints:CLSB12C01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82" calcext:value-type="float">
            <text:p>0.82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8]*(1+[.M28])" office:value-type="float" office:value="0.9758" calcext:value-type="float">
            <text:p>0.975800</text:p>
          </table:table-cell>
          <table:table-cell table:style-name="ce10" table:formula="of:=[.N28]*[.B28]" office:value-type="float" office:value="0.9758" calcext:value-type="float">
            <text:p>0.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50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<text:s/>tfac-footprints:PTS525SM15SMTR2LFS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377" calcext:value-type="float">
            <text:p>0.377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29]*(1+[.M29])" office:value-type="float" office:value="0.44863" calcext:value-type="float">
            <text:p>0.448630</text:p>
          </table:table-cell>
          <table:table-cell table:style-name="ce10" table:formula="of:=[.N29]*[.B29]" office:value-type="float" office:value="0.44863" calcext:value-type="float">
            <text:p>0.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3T-5002E/CB</text:p>
          </table:table-cell>
          <table:table-cell office:value-type="string" calcext:value-type="string">
            <text:p><text:s/>tfac-footprints:SOT-23A</text:p>
          </table:table-cell>
          <table:table-cell office:value-type="string" calcext:value-type="string">
            <text:p><text:s/>http://ww1.microchip.com/downloads/en/DeviceDoc/22049e.pdf</text:p>
          </table:table-cell>
          <table:table-cell office:value-type="string" calcext:value-type="string">
            <text:p>MCP1703T-5002E/CB</text:p>
          </table:table-cell>
          <table:table-cell office:value-type="string" calcext:value-type="string">
            <text:p>651424 - 62</text:p>
          </table:table-cell>
          <table:table-cell table:number-columns-repeated="4"/>
          <table:table-cell office:value-type="float" office:value="0.63" calcext:value-type="float">
            <text:p>0.63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30]*(1+[.M30])" office:value-type="float" office:value="0.7497" calcext:value-type="float">
            <text:p>0.749700</text:p>
          </table:table-cell>
          <table:table-cell table:style-name="ce10" table:formula="of:=[.N30]*[.B30]" office:value-type="float" office:value="0.7497" calcext:value-type="float">
            <text:p>0.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979</text:p>
          </table:table-cell>
          <table:table-cell office:value-type="string" calcext:value-type="string">
            <text:p><text:s/>tfac-footprints:SOT-23-5L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.89" calcext:value-type="float">
            <text:p>0.89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L31]*(1+[.M31])" office:value-type="float" office:value="1.0591" calcext:value-type="float">
            <text:p>1.059100</text:p>
          </table:table-cell>
          <table:table-cell table:style-name="ce10" table:formula="of:=[.N31]*[.B31]" office:value-type="float" office:value="1.0591" calcext:value-type="float">
            <text:p>1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4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C-DCF77</text:p>
          </table:table-cell>
          <table:table-cell office:value-type="string" calcext:value-type="string">
            <text:p><text:s/>tfac-footprints:RTC-DCF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12.95" calcext:value-type="float">
            <text:p>12.95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32]*(1+[.M32])" office:value-type="float" office:value="12.95" calcext:value-type="float">
            <text:p>12.950000</text:p>
          </table:table-cell>
          <table:table-cell table:style-name="ce10" table:formula="of:=[.N32]*[.B32]" office:value-type="float" office:value="12.95" calcext:value-type="float">
            <text:p>12.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201, W2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<text:s/>Measurement_Points:Measurement_Point_Round-SMD-Pad_Small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float" office:value="0" calcext:value-type="float">
            <text:p>0.00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L33]*(1+[.M33])" office:value-type="float" office:value="0" calcext:value-type="float">
            <text:p>0.000000</text:p>
          </table:table-cell>
          <table:table-cell table:style-name="ce10" table:formula="of:=[.N33]*[.B33]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6"/>
          <table:table-cell/>
          <table:table-cell table:style-name="ce10"/>
          <table:table-cell table:number-columns-repeated="1009"/>
        </table:table-row>
        <table:table-row table:style-name="ro1">
          <table:table-cell table:number-columns-repeated="13"/>
          <table:table-cell table:style-name="ce9" office:value-type="string" calcext:value-type="string">
            <text:p>COS</text:p>
          </table:table-cell>
          <table:table-cell table:style-name="ce11" table:formula="of:=SUM([.O2:.O33])" office:value-type="currency" office:currency="EUR" office:value="49.8444017372" calcext:value-type="currency">
            <text:p>49.84 €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 office:value-type="string" calcext:value-type="string">
            <text:p>Price</text:p>
          </table:table-cell>
          <table:table-cell table:style-name="ce12" table:formula="of:=3*[.O35]" office:value-type="currency" office:currency="EUR" office:value="149.5332052116" calcext:value-type="currency">
            <text:p>149.53 €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11" table:formula="of:=[.O35]-[.O7]" office:value-type="currency" office:currency="EUR" office:value="28.3035283172" calcext:value-type="currency">
            <text:p>28.30 €</text:p>
          </table:table-cell>
          <table:table-cell table:number-columns-repeated="100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play" table:style-name="ta1" table:print="false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1" table:default-cell-style-name="ce4"/>
        <table:table-column table:style-name="co12" table:default-cell-style-name="ce2"/>
        <table:table-column table:style-name="co13" table:default-cell-style-name="ce8"/>
        <table:table-column table:style-name="co14" table:default-cell-style-name="ce2"/>
        <table:table-column table:style-name="co15" table:number-columns-repeated="1015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igiKeyPN</text:p>
          </table:table-cell>
          <table:table-cell table:style-name="ce3" office:value-type="string" calcext:value-type="string">
            <text:p>Base Price</text:p>
          </table:table-cell>
          <table:table-cell table:style-name="ce1" office:value-type="string" calcext:value-type="string">
            <text:p>Tax</text:p>
          </table:table-cell>
          <table:table-cell table:style-name="ce7" office:value-type="string" calcext:value-type="string">
            <text:p>Net</text:p>
          </table:table-cell>
          <table:table-cell table:style-name="ce1" office:value-type="string" calcext:value-type="string">
            <text:p>Gros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FF201, AFF202, AFF203, AFF20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KR161B</text:p>
          </table:table-cell>
          <table:table-cell office:value-type="string" calcext:value-type="string">
            <text:p><text:s/>ClockFootprints:161_163_Series_extended</text:p>
          </table:table-cell>
          <table:table-cell/>
          <table:table-cell office:value-type="float" office:value="2.43" calcext:value-type="float">
            <text:p>2.430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2]*(1+[.G2])" office:value-type="float" office:value="2.8917" calcext:value-type="float">
            <text:p>2.891700</text:p>
          </table:table-cell>
          <table:table-cell table:style-name="ce10" table:formula="of:=[.H2]*[.B2]" office:value-type="float" office:value="11.5668" calcext:value-type="float">
            <text:p>11.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s/>Capacitors_SMD:C_0805</text:p>
          </table:table-cell>
          <table:table-cell/>
          <table:table-cell office:value-type="float" office:value="0.03813684" calcext:value-type="float">
            <text:p>0.03813684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3]*(1+[.G3])" office:value-type="float" office:value="0.03813684" calcext:value-type="float">
            <text:p>0.038137</text:p>
          </table:table-cell>
          <table:table-cell table:style-name="ce10" table:formula="of:=[.H3]*[.B3]" office:value-type="float" office:value="0.03813684" calcext:value-type="float">
            <text:p>0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n1</text:p>
          </table:table-cell>
          <table:table-cell office:value-type="string" calcext:value-type="string">
            <text:p><text:s/>LEDs:LED-0805</text:p>
          </table:table-cell>
          <table:table-cell/>
          <table:table-cell office:value-type="float" office:value="0.1714" calcext:value-type="float">
            <text:p>0.171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4]*(1+[.G4])" office:value-type="float" office:value="0.203966" calcext:value-type="float">
            <text:p>0.203966</text:p>
          </table:table-cell>
          <table:table-cell table:style-name="ce10" table:formula="of:=[.H4]*[.B4]" office:value-type="float" office:value="0.203966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n2</text:p>
          </table:table-cell>
          <table:table-cell office:value-type="string" calcext:value-type="string">
            <text:p><text:s/>LEDs:LED-0805</text:p>
          </table:table-cell>
          <table:table-cell/>
          <table:table-cell office:value-type="float" office:value="0.1714" calcext:value-type="float">
            <text:p>0.171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5]*(1+[.G5])" office:value-type="float" office:value="0.203966" calcext:value-type="float">
            <text:p>0.203966</text:p>
          </table:table-cell>
          <table:table-cell table:style-name="ce10" table:formula="of:=[.H5]*[.B5]" office:value-type="float" office:value="0.203966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0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<text:s/>LEDs:LED-0805</text:p>
          </table:table-cell>
          <table:table-cell/>
          <table:table-cell office:value-type="float" office:value="0.1714" calcext:value-type="float">
            <text:p>0.171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6]*(1+[.G6])" office:value-type="float" office:value="0.203966" calcext:value-type="float">
            <text:p>0.203966</text:p>
          </table:table-cell>
          <table:table-cell table:style-name="ce10" table:formula="of:=[.H6]*[.B6]" office:value-type="float" office:value="0.203966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<text:s/>LEDs:LED-0805</text:p>
          </table:table-cell>
          <table:table-cell/>
          <table:table-cell office:value-type="float" office:value="0.1714" calcext:value-type="float">
            <text:p>0.171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7]*(1+[.G7])" office:value-type="float" office:value="0.203966" calcext:value-type="float">
            <text:p>0.203966</text:p>
          </table:table-cell>
          <table:table-cell table:style-name="ce10" table:formula="of:=[.H7]*[.B7]" office:value-type="float" office:value="0.203966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8PA-A</text:p>
          </table:table-cell>
          <table:table-cell office:value-type="string" calcext:value-type="string">
            <text:p><text:s/>Housings_QFP:LQFP-32_7x7mm_Pitch0.8mm</text:p>
          </table:table-cell>
          <table:table-cell/>
          <table:table-cell office:value-type="float" office:value="4.38" calcext:value-type="float">
            <text:p>4.38000000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8]*(1+[.G8])" office:value-type="float" office:value="4.38" calcext:value-type="float">
            <text:p>4.380000</text:p>
          </table:table-cell>
          <table:table-cell table:style-name="ce10" table:formula="of:=[.H8]*[.B8]" office:value-type="float" office:value="4.38" calcext:value-type="float">
            <text:p>4.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<text:s/>Pin_Headers:Pin_Header_Straight_2x03</text:p>
          </table:table-cell>
          <table:table-cell/>
          <table:table-cell table:formula="of:=0.0377 * 6" office:value-type="float" office:value="0.2262" calcext:value-type="float">
            <text:p>0.2262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9]*(1+[.G9])" office:value-type="float" office:value="0.269178" calcext:value-type="float">
            <text:p>0.269178</text:p>
          </table:table-cell>
          <table:table-cell table:style-name="ce10" table:formula="of:=[.H9]*[.B9]" office:value-type="float" office:value="0.269178" calcext:value-type="float">
            <text:p>0.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02, P202, P20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<text:s/>Pin_Headers:Pin_Header_Straight_1x07</text:p>
          </table:table-cell>
          <table:table-cell office:value-type="string" calcext:value-type="string">
            <text:p>Value</text:p>
          </table:table-cell>
          <table:table-cell table:formula="of:=0.0377 * 7" office:value-type="float" office:value="0.2639" calcext:value-type="float">
            <text:p>0.2639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10]*(1+[.G10])" office:value-type="float" office:value="0.314041" calcext:value-type="float">
            <text:p>0.314041</text:p>
          </table:table-cell>
          <table:table-cell table:style-name="ce10" table:formula="of:=[.H10]*[.B10]" office:value-type="float" office:value="0.942123" calcext:value-type="float">
            <text:p>0.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201, P2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<text:s/>Pin_Headers:Pin_Header_Straight_1x06</text:p>
          </table:table-cell>
          <table:table-cell/>
          <table:table-cell table:formula="of:=0.0377 * 6" office:value-type="float" office:value="0.2262" calcext:value-type="float">
            <text:p>0.2262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11]*(1+[.G11])" office:value-type="float" office:value="0.269178" calcext:value-type="float">
            <text:p>0.269178</text:p>
          </table:table-cell>
          <table:table-cell table:style-name="ce10" table:formula="of:=[.H11]*[.B11]" office:value-type="float" office:value="0.538356" calcext:value-type="float">
            <text:p>0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201, Q202, Q20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856BS</text:p>
          </table:table-cell>
          <table:table-cell office:value-type="string" calcext:value-type="string">
            <text:p><text:s/>ClockFootprints:SOT-363</text:p>
          </table:table-cell>
          <table:table-cell/>
          <table:table-cell office:value-type="float" office:value="0.1964" calcext:value-type="float">
            <text:p>0.1964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12]*(1+[.G12])" office:value-type="float" office:value="0.233716" calcext:value-type="float">
            <text:p>0.233716</text:p>
          </table:table-cell>
          <table:table-cell table:style-name="ce10" table:formula="of:=[.H12]*[.B12]" office:value-type="float" office:value="0.701148" calcext:value-type="float">
            <text:p>0.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<text:s/>Resistors_SMD:R_0805</text:p>
          </table:table-cell>
          <table:table-cell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13]*(1+[.G13])" office:value-type="float" office:value="0.02295946" calcext:value-type="float">
            <text:p>0.022959</text:p>
          </table:table-cell>
          <table:table-cell table:style-name="ce10" table:formula="of:=[.H13]*[.B13]" office:value-type="float" office:value="0.02295946" calcext:value-type="float">
            <text:p>0.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2, R103, R104, R10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s/>Resistors_SMD:R_0805</text:p>
          </table:table-cell>
          <table:table-cell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14]*(1+[.G14])" office:value-type="float" office:value="0.02295946" calcext:value-type="float">
            <text:p>0.022959</text:p>
          </table:table-cell>
          <table:table-cell table:style-name="ce10" table:formula="of:=[.H14]*[.B14]" office:value-type="float" office:value="0.09183784" calcext:value-type="float">
            <text:p>0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05, R201, R202, R203, R204,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Resistors_SMD:R_0805</text:p>
          </table:table-cell>
          <table:table-cell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15]*(1+[.G15])" office:value-type="float" office:value="0.02295946" calcext:value-type="float">
            <text:p>0.022959</text:p>
          </table:table-cell>
          <table:table-cell table:style-name="ce10" table:formula="of:=[.H15]*[.B15]" office:value-type="float" office:value="0.1147973" calcext:value-type="float">
            <text:p>0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05, R206, R207, R208, R209, R210, 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Resistors_SMD:R_0805</text:p>
          </table:table-cell>
          <table:table-cell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16]*(1+[.G16])" office:value-type="float" office:value="0.02295946" calcext:value-type="float">
            <text:p>0.022959</text:p>
          </table:table-cell>
          <table:table-cell table:style-name="ce10" table:formula="of:=[.H16]*[.B16]" office:value-type="float" office:value="0.13775676" calcext:value-type="float">
            <text:p>0.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11, R212, R213, R214, R215, R216, R217, 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Resistors_SMD:R_0805</text:p>
          </table:table-cell>
          <table:table-cell/>
          <table:table-cell office:value-type="float" office:value="0.02295946" calcext:value-type="float">
            <text:p>0.02295946</text:p>
          </table:table-cell>
          <table:table-cell table:style-name="ce6" office:value-type="percentage" office:value="0" calcext:value-type="percentage">
            <text:p>0.00%</text:p>
          </table:table-cell>
          <table:table-cell table:formula="of:=[.F17]*(1+[.G17])" office:value-type="float" office:value="0.02295946" calcext:value-type="float">
            <text:p>0.022959</text:p>
          </table:table-cell>
          <table:table-cell table:style-name="ce10" table:formula="of:=[.H17]*[.B17]" office:value-type="float" office:value="0.16071622" calcext:value-type="float">
            <text:p>0.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1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3315NF160Q</text:p>
          </table:table-cell>
          <table:table-cell office:value-type="string" calcext:value-type="string">
            <text:p><text:s/>ClockFootprints:PTS525SM15SMTR2LFS</text:p>
          </table:table-cell>
          <table:table-cell/>
          <table:table-cell office:value-type="float" office:value="0.377" calcext:value-type="float">
            <text:p>0.377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18]*(1+[.G18])" office:value-type="float" office:value="0.44863" calcext:value-type="float">
            <text:p>0.448630</text:p>
          </table:table-cell>
          <table:table-cell table:style-name="ce10" table:formula="of:=[.H18]*[.B18]" office:value-type="float" office:value="0.44863" calcext:value-type="float">
            <text:p>0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S138</text:p>
          </table:table-cell>
          <table:table-cell office:value-type="string" calcext:value-type="string">
            <text:p><text:s/>ClockFootprints:SOIC-16</text:p>
          </table:table-cell>
          <table:table-cell/>
          <table:table-cell office:value-type="float" office:value="0.696" calcext:value-type="float">
            <text:p>0.696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19]*(1+[.G19])" office:value-type="float" office:value="0.82824" calcext:value-type="float">
            <text:p>0.828240</text:p>
          </table:table-cell>
          <table:table-cell table:style-name="ce10" table:formula="of:=[.H19]*[.B19]" office:value-type="float" office:value="0.82824" calcext:value-type="float">
            <text:p>0.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20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4511</text:p>
          </table:table-cell>
          <table:table-cell office:value-type="string" calcext:value-type="string">
            <text:p><text:s/>ClockFootprints:SOIC-16</text:p>
          </table:table-cell>
          <table:table-cell/>
          <table:table-cell office:value-type="float" office:value="0.407" calcext:value-type="float">
            <text:p>0.40700000</text:p>
          </table:table-cell>
          <table:table-cell table:style-name="ce6" office:value-type="percentage" office:value="0.19" calcext:value-type="percentage">
            <text:p>19.00%</text:p>
          </table:table-cell>
          <table:table-cell table:formula="of:=[.F20]*(1+[.G20])" office:value-type="float" office:value="0.48433" calcext:value-type="float">
            <text:p>0.484330</text:p>
          </table:table-cell>
          <table:table-cell table:style-name="ce10" table:formula="of:=[.H20]*[.B20]" office:value-type="float" office:value="0.48433" calcext:value-type="float">
            <text:p>0.4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"/>
          <table:table-cell/>
          <table:table-cell table:style-name="ce10"/>
          <table:table-cell table:number-columns-repeated="1015"/>
        </table:table-row>
        <table:table-row table:style-name="ro1">
          <table:table-cell table:number-columns-repeated="6"/>
          <table:table-cell table:style-name="ce6"/>
          <table:table-cell table:style-name="ce9" office:value-type="string" calcext:value-type="string">
            <text:p>COS</text:p>
          </table:table-cell>
          <table:table-cell table:style-name="ce11" table:formula="of:=SUM([.I2:.I20])" office:value-type="currency" office:currency="EUR" office:value="21.54087342" calcext:value-type="currency">
            <text:p>21.54 €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"/>
          <table:table-cell table:style-name="ce9" office:value-type="string" calcext:value-type="string">
            <text:p>Price</text:p>
          </table:table-cell>
          <table:table-cell table:style-name="ce12" table:formula="of:=3*[.I22]" office:value-type="currency" office:currency="EUR" office:value="64.62262026" calcext:value-type="currency">
            <text:p>64.62 €</text:p>
          </table:table-cell>
          <table:table-cell table:number-columns-repeated="1015"/>
        </table:table-row>
        <table:table-row table:style-name="ro1" table:number-rows-repeated="19">
          <table:table-cell table:number-columns-repeated="6"/>
          <table:table-cell table:style-name="ce6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9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3" number:min-integer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19:43:35.665577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21:52:33.204368176</dc:date>
    <meta:generator>LibreOffice/4.2.8.2$Linux_X86_64 LibreOffice_project/420m0$Build-2</meta:generator>
    <meta:editing-duration>PT2H1M36S</meta:editing-duration>
    <meta:editing-cycles>6</meta:editing-cycles>
    <meta:document-statistic meta:table-count="2" meta:cell-count="487" meta:object-count="0"/>
  </office:meta>
</office:document-meta>
</file>